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uk" fo:country="UA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11d9ce" officeooo:paragraph-rsid="0011d9c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11d9ce" officeooo:paragraph-rsid="0011d9ce" style:font-size-asian="12.25pt" style:font-weight-asian="bold" style:font-size-complex="14pt" style:font-weight-complex="bold"/>
    </style:style>
    <style:style style:name="P4" style:family="paragraph" style:parent-style-name="Text_20_body" style:list-style-name="">
      <style:text-properties officeooo:rsid="0016221a" officeooo:paragraph-rsid="0016221a"/>
    </style:style>
    <style:style style:name="P5" style:family="paragraph" style:parent-style-name="Text_20_body">
      <style:text-properties officeooo:paragraph-rsid="001659b4"/>
    </style:style>
    <style:style style:name="P6" style:family="paragraph" style:parent-style-name="Text_20_body">
      <style:paragraph-properties fo:text-align="end" style:justify-single-word="false"/>
      <style:text-properties fo:font-weight="normal" officeooo:rsid="0016c39b" officeooo:paragraph-rsid="0016c39b" style:font-weight-asian="normal" style:font-weight-complex="normal"/>
    </style:style>
    <style:style style:name="P7" style:family="paragraph" style:parent-style-name="Text_20_body">
      <style:text-properties officeooo:rsid="0022f4fb" officeooo:paragraph-rsid="0022f4fb"/>
    </style:style>
    <style:style style:name="P8" style:family="paragraph" style:parent-style-name="Text_20_body">
      <style:text-properties officeooo:rsid="002443a2" officeooo:paragraph-rsid="002443a2"/>
    </style:style>
    <style:style style:name="P9" style:family="paragraph" style:parent-style-name="Text_20_body">
      <style:text-properties officeooo:paragraph-rsid="002443a2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1.199cm" style:auto-text-indent="false" style:page-number="auto"/>
      <style:text-properties officeooo:rsid="001a4cdc" officeooo:paragraph-rsid="001a4cdc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1.199cm" style:auto-text-indent="false" style:page-number="auto"/>
      <style:text-properties officeooo:rsid="001b07e0" officeooo:paragraph-rsid="001b07e0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1.199cm" style:auto-text-indent="false"/>
      <style:text-properties officeooo:rsid="001a79a9" officeooo:paragraph-rsid="001a79a9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1.199cm" style:auto-text-indent="false"/>
      <style:text-properties officeooo:rsid="001c7717" officeooo:paragraph-rsid="001c7717"/>
    </style:style>
    <style:style style:name="P14" style:family="paragraph" style:parent-style-name="Heading_20_2">
      <style:text-properties officeooo:rsid="0021ab32" officeooo:paragraph-rsid="0021ab32"/>
    </style:style>
    <style:style style:name="P15" style:family="paragraph" style:parent-style-name="Heading_20_2">
      <style:text-properties officeooo:rsid="0022f4fb" officeooo:paragraph-rsid="0022f4fb"/>
    </style:style>
    <style:style style:name="P16" style:family="paragraph" style:parent-style-name="Heading_20_2">
      <style:text-properties officeooo:rsid="002443a2" officeooo:paragraph-rsid="002443a2"/>
    </style:style>
    <style:style style:name="P17" style:family="paragraph" style:parent-style-name="Heading_20_2">
      <style:text-properties officeooo:rsid="00269d6b" officeooo:paragraph-rsid="00269d6b"/>
    </style:style>
    <style:style style:name="P18" style:family="paragraph" style:parent-style-name="Heading_20_1">
      <style:paragraph-properties fo:break-before="page"/>
      <style:text-properties officeooo:rsid="0016221a" officeooo:paragraph-rsid="0016221a"/>
    </style:style>
    <style:style style:name="P19" style:family="paragraph" style:parent-style-name="Heading_20_1">
      <style:paragraph-properties fo:break-before="page"/>
      <style:text-properties officeooo:rsid="001659b4" officeooo:paragraph-rsid="001659b4"/>
    </style:style>
    <style:style style:name="P20" style:family="paragraph" style:parent-style-name="Heading_20_1">
      <style:paragraph-properties fo:break-before="page"/>
      <style:text-properties officeooo:paragraph-rsid="001659b4"/>
    </style:style>
    <style:style style:name="P21" style:family="paragraph" style:parent-style-name="Heading_20_1" style:list-style-name="">
      <style:text-properties officeooo:rsid="0016221a" officeooo:paragraph-rsid="0016221a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uk" fo:country="UA" officeooo:rsid="0013e051" officeooo:paragraph-rsid="0013e051" style:font-size-asian="12.25pt" style:font-size-complex="14pt"/>
    </style:style>
    <style:style style:name="P23" style:family="paragraph" style:parent-style-name="Standard">
      <style:paragraph-properties fo:text-align="center" style:justify-single-word="false"/>
      <style:text-properties officeooo:paragraph-rsid="0011d9ce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5358c"/>
    </style:style>
    <style:style style:name="T3" style:family="text">
      <style:text-properties style:font-name="Times New Roman" officeooo:rsid="00164e05"/>
    </style:style>
    <style:style style:name="T4" style:family="text">
      <style:text-properties style:font-name="Times New Roman" officeooo:rsid="001659b4"/>
    </style:style>
    <style:style style:name="T5" style:family="text">
      <style:text-properties style:font-name="Times New Roman" officeooo:rsid="001a4cdc"/>
    </style:style>
    <style:style style:name="T6" style:family="text">
      <style:text-properties style:font-name="Times New Roman" officeooo:rsid="001c7717"/>
    </style:style>
    <style:style style:name="T7" style:family="text">
      <style:text-properties style:font-name="Times New Roman" officeooo:rsid="001f893a"/>
    </style:style>
    <style:style style:name="T8" style:family="text">
      <style:text-properties style:font-name="Times New Roman" officeooo:rsid="0021ab32"/>
    </style:style>
    <style:style style:name="T9" style:family="text">
      <style:text-properties style:font-name="Times New Roman" officeooo:rsid="0022f4fb"/>
    </style:style>
    <style:style style:name="T10" style:family="text">
      <style:text-properties style:font-name="Times New Roman" officeooo:rsid="002443a2"/>
    </style:style>
    <style:style style:name="T11" style:family="text">
      <style:text-properties style:font-name="Times New Roman" fo:font-size="14pt" fo:language="uk" fo:country="UA" fo:font-weight="bold" officeooo:rsid="0011d9ce" style:font-size-asian="12.25pt" style:font-weight-asian="bold" style:font-size-complex="14pt" style:font-weight-complex="bold"/>
    </style:style>
    <style:style style:name="T12" style:family="text">
      <style:text-properties style:font-name="Times New Roman" fo:font-size="14pt" fo:language="uk" fo:country="UA" style:font-size-asian="12.25pt" style:font-size-complex="14pt"/>
    </style:style>
    <style:style style:name="T13" style:family="text">
      <style:text-properties style:font-name="Times New Roman" fo:font-size="14pt" fo:language="uk" fo:country="UA" officeooo:rsid="0011d9ce" style:font-size-asian="12.25pt" style:font-size-complex="14pt"/>
    </style:style>
    <style:style style:name="T14" style:family="text">
      <style:text-properties style:font-name="Times New Roman" fo:font-size="14pt" fo:language="uk" fo:country="UA" officeooo:rsid="001893c5" style:font-size-asian="12.25pt" style:font-size-complex="14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Технічне завдання</text:p>
      <text:p text:style-name="P3">Гра “Монополія”</text:p>
      <text:p text:style-name="P23"><text:span text:style-name="T11">Видання “South park”</text:span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6"><text:span text:style-name="T13">В</text:span><text:span text:style-name="T12">иконав:</text:span></text:p>
      <text:p text:style-name="P6"><text:span text:style-name="T12">Скалецький Серг</text:span><text:span text:style-name="T14">ій</text:span></text:p>
      <text:h text:style-name="P21" text:outline-level="1"><text:span text:style-name="T2"/></text:h>
      <text:table-of-content text:style-name="Sect1" text:protected="true" text:name="Table of Contents1">
        <text:table-of-content-source text:outline-level="7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Contents_20_1"/>
          </text:index-source-styles>
          <text:index-source-styles text:outline-level="5">
            <text:index-source-style text:style-name="Contents_20_2"/>
          </text:index-source-styles>
          <text:index-source-styles text:outline-level="6">
            <text:index-source-style text:style-name="Contents_20_3"/>
          </text:index-source-styles>
        </text:table-of-content-source>
        <text:index-body>
          <text:index-title text:style-name="Sect2" text:name="Table of Contents1_Head">
            <text:p text:style-name="P25">Зміст</text:p>
          </text:index-title>
          <text:p text:style-name="P26"><text:a xlink:type="simple" xlink:href="#__RefHeading__299_947532825" text:style-name="Index_20_Link" text:visited-style-name="Index_20_Link">1. Опис проекту<text:tab/>3</text:a></text:p>
          <text:p text:style-name="P24"><text:a xlink:type="simple" xlink:href="#__RefHeading__562_947532825" text:style-name="Index_20_Link" text:visited-style-name="Index_20_Link">1.1 Назва проекту<text:tab/>3</text:a></text:p>
          <text:p text:style-name="P24"><text:a xlink:type="simple" xlink:href="#__RefHeading__564_947532825" text:style-name="Index_20_Link" text:visited-style-name="Index_20_Link">1.2 Опис проекту<text:tab/>3</text:a></text:p>
          <text:p text:style-name="P24"><text:a xlink:type="simple" xlink:href="#__RefHeading__1414_947532825" text:style-name="Index_20_Link" text:visited-style-name="Index_20_Link">1.3 Ціль проекту<text:tab/>3</text:a></text:p>
          <text:p text:style-name="P24"><text:a xlink:type="simple" xlink:href="#__RefHeading__1416_947532825" text:style-name="Index_20_Link" text:visited-style-name="Index_20_Link">1.4 Аудиторія користувача<text:tab/>3</text:a></text:p>
          <text:p text:style-name="P24"><text:a xlink:type="simple" xlink:href="#__RefHeading__1418_947532825" text:style-name="Index_20_Link" text:visited-style-name="Index_20_Link">1.5 Локалізація проекту<text:tab/>3</text:a></text:p>
          <text:p text:style-name="P26"><text:a xlink:type="simple" xlink:href="#__RefHeading__532_947532825" text:style-name="Index_20_Link" text:visited-style-name="Index_20_Link">2. Дизайн проекту<text:tab/>4</text:a></text:p>
          <text:p text:style-name="P24"><text:a xlink:type="simple" xlink:href="#__RefHeading__1448_947532825" text:style-name="Index_20_Link" text:visited-style-name="Index_20_Link">2.0 Концепція тематики<text:tab/>4</text:a></text:p>
          <text:p text:style-name="P24"><text:a xlink:type="simple" xlink:href="#__RefHeading__1428_947532825" text:style-name="Index_20_Link" text:visited-style-name="Index_20_Link">2.1 Головне меню гри<text:tab/>4</text:a></text:p>
          <text:p text:style-name="P24"><text:a xlink:type="simple" xlink:href="#__RefHeading__1430_947532825" text:style-name="Index_20_Link" text:visited-style-name="Index_20_Link">2.2 Головна сцена гри<text:tab/>4</text:a></text:p>
          <text:p text:style-name="P24"><text:a xlink:type="simple" xlink:href="#__RefHeading__1432_947532825" text:style-name="Index_20_Link" text:visited-style-name="Index_20_Link">2.3 Головні персонажі гри<text:tab/>4</text:a></text:p>
          <text:p text:style-name="P24"><text:a xlink:type="simple" xlink:href="#__RefHeading__1434_947532825" text:style-name="Index_20_Link" text:visited-style-name="Index_20_Link">2.4 Карти ділянок<text:tab/>4</text:a></text:p>
          <text:p text:style-name="P26"><text:a xlink:type="simple" xlink:href="#__RefHeading__534_947532825" text:style-name="Index_20_Link" text:visited-style-name="Index_20_Link">3. Функціональність проекту<text:tab/>5</text:a></text:p>
          <text:p text:style-name="P26"><text:a xlink:type="simple" xlink:href="#__RefHeading__536_947532825" text:style-name="Index_20_Link" text:visited-style-name="Index_20_Link">4. Додатково<text:tab/>6</text:a></text:p>
        </text:index-body>
      </text:table-of-content>
      <text:h text:style-name="P4" text:outline-level="1"><text:span text:style-name="T2"/></text:h>
      <text:h text:style-name="P18" text:outline-level="1"><text:bookmark-start text:name="__RefHeading__299_947532825"/><text:span text:style-name="T2">1. </text:span><text:span text:style-name="T1">Опис проекту</text:span><text:bookmark-end text:name="__RefHeading__299_947532825"/></text:h>
      <text:h text:style-name="Heading_20_2" text:outline-level="2"><text:bookmark-start text:name="__RefHeading__562_947532825"/><text:span text:style-name="T7">1.1 </text:span><text:span text:style-name="T5">Назва проекту</text:span><text:bookmark-end text:name="__RefHeading__562_947532825"/></text:h>
      <text:p text:style-name="P10"><text:span text:style-name="T1">На Українській мові - “Монополія: Видання South Park”.</text:span></text:p>
      <text:p text:style-name="P12"><text:span text:style-name="T1">На Англійській мові - “Monopoly: South Park edition”.</text:span></text:p>
      <text:h text:style-name="Heading_20_2" text:outline-level="2"><text:bookmark-start text:name="__RefHeading__564_947532825"/><text:span text:style-name="T7">1.2</text:span><text:span text:style-name="T1"> Опис проекту</text:span><text:bookmark-end text:name="__RefHeading__564_947532825"/></text:h>
      <text:p text:style-name="P11"><text:span text:style-name="T1">Монополія — </text:span><text:span text:style-name="T6">класична економічна гра, в якій ви можете, купувати, арендувати та продавати свою властність. На початку гри учасники виставляють свої фішки(фігурки) на поле “Вперед”(GO), потім переміщують їх по ігровому полю, в залежності від випавшої на кубиках кількості очок. </text:span></text:p>
      <text:p text:style-name="P13"><text:span text:style-name="T1">Якшо ви попадаєте на ділянку Нерухомості, яка ще поки що нікому не належить, то ви можете придбати цю Нерухомість у Банка. Якщо ви вирішуєте не купляти її, вона може бути куплена на Аукціоні іншому гравцю, який запропонував на неї найвищу ціну. Гравці, які маютб Нерухомість, можуть стягувати арендну плату з гравців, які попадають на їх ділянку. При будуванні Домівок та Готелів, Арендна плата Значно зростає, тому вам слід вести будівництво на якомога більшій кількості ділянок.</text:span></text:p>
      <text:p text:style-name="P13"><text:span text:style-name="T1">Якшо ви потребуєте грошей, ви можете закласти вашу Нерухомість. В ході гри вам слід завжди виконувати вказівки, які написані на картках “Громадська Казна” та “Шанс”. Але не розслабляйтесь, в деяких випадках вас можуть посадити за грати.</text:span></text:p>
      <text:h text:style-name="P14" text:outline-level="2"><text:bookmark-start text:name="__RefHeading__1414_947532825"/><text:span text:style-name="T1">1.3 <text:s/>Ціль проекту</text:span><text:bookmark-end text:name="__RefHeading__1414_947532825"/></text:h>
      <text:p text:style-name="P7"><text:span text:style-name="T8">О</text:span><text:span text:style-name="T1">сновна ціль проекту — надати можливість гравцям відчути себе у ролі керівника організації з нерухомості.</text:span></text:p>
      <text:h text:style-name="P15" text:outline-level="2"><text:bookmark-start text:name="__RefHeading__1416_947532825"/><text:span text:style-name="T1">1.4 Аудиторія користувача</text:span><text:bookmark-end text:name="__RefHeading__1416_947532825"/></text:h>
      <text:p text:style-name="P7"><text:span text:style-name="T1">Проект обмежує користувачів по віку(від 7 років), не обмежує по статі, національності, поглядами на життя. Кожна людина, яка досягла 7 років може відчути себе керівником організації з нерухомості, та в режимі гри керувати своєю імперією.</text:span></text:p>
      <text:h text:style-name="P15" text:outline-level="2"><text:bookmark-start text:name="__RefHeading__1418_947532825"/><text:span text:style-name="T1">1.5 Локалізація проекту</text:span><text:bookmark-end text:name="__RefHeading__1418_947532825"/></text:h>
      <text:p text:style-name="P7"><text:span text:style-name="T9">Г</text:span><text:span text:style-name="T1">ра передбачає єдину мову - Англійську</text:span></text:p>
      <text:h text:style-name="P19" text:outline-level="1"><text:bookmark-start text:name="__RefHeading__532_947532825"/><text:span text:style-name="T3">2. </text:span><text:span text:style-name="T1">Дизайн проекту</text:span><text:bookmark-end text:name="__RefHeading__532_947532825"/></text:h>
      <text:h text:style-name="P17" text:outline-level="2"><text:bookmark-start text:name="__RefHeading__1448_947532825"/><text:span text:style-name="T4">2.</text:span><text:span text:style-name="T1">0 Концепція тематики</text:span><text:bookmark-end text:name="__RefHeading__1448_947532825"/></text:h>
      <text:p text:style-name="P8"><text:span text:style-name="T4"/></text:p>
      <text:h text:style-name="P16" text:outline-level="2"><text:bookmark-start text:name="__RefHeading__1428_947532825"/><text:span text:style-name="T4">2.</text:span><text:span text:style-name="T1">1 Головне меню гри</text:span><text:bookmark-end text:name="__RefHeading__1428_947532825"/></text:h>
      <text:p text:style-name="P9"><text:span text:style-name="T10"/></text:p>
      <text:h text:style-name="P16" text:outline-level="2"><text:bookmark-start text:name="__RefHeading__1430_947532825"/><text:span text:style-name="T1">2.2 Головна сцена гри</text:span><text:bookmark-end text:name="__RefHeading__1430_947532825"/></text:h>
      <text:p text:style-name="P9"><text:span text:style-name="T10"/></text:p>
      <text:h text:style-name="P16" text:outline-level="2"><text:bookmark-start text:name="__RefHeading__1432_947532825"/><text:span text:style-name="T1">2.3 Головні персонажі гри</text:span><text:bookmark-end text:name="__RefHeading__1432_947532825"/></text:h>
      <text:p text:style-name="P9"><text:span text:style-name="T10"/></text:p>
      <text:h text:style-name="P16" text:outline-level="2"><text:bookmark-start text:name="__RefHeading__1434_947532825"/><text:span text:style-name="T1">2.4 Карти ділянок</text:span><text:bookmark-end text:name="__RefHeading__1434_947532825"/></text:h>
      <text:p text:style-name="P9"><text:span text:style-name="T10"/></text:p>
      <text:p text:style-name="P9"><text:span text:style-name="T10"/></text:p>
      <text:h text:style-name="P20" text:outline-level="1"><text:bookmark-start text:name="__RefHeading__534_947532825"/><text:span text:style-name="T4">3. Функціональність проекту</text:span><text:bookmark-end text:name="__RefHeading__534_947532825"/></text:h>
      <text:p text:style-name="P5"><text:span text:style-name="T4"/></text:p>
      <text:h text:style-name="P19" text:outline-level="1"><text:bookmark-start text:name="__RefHeading__536_947532825"/><text:span text:style-name="T4">4. </text:span><text:span text:style-name="T1">Додатково</text:span><text:bookmark-end text:name="__RefHeading__536_94753282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15%" fo:font-weight="bold" officeooo:rsid="001b07e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graphic-properties draw:fill-image-width="0cm" draw:fill-image-height="0cm"/>
      <style:paragraph-properties fo:margin-left="0.499cm" fo:margin-right="0cm" fo:text-indent="0cm" style:auto-text-indent="false" style:shadow="none">
        <style:tab-stops>
          <style:tab-stop style:position="16.501cm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uk" fo:country="U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00:39:35.235481256</meta:creation-date>
    <dc:date>2015-05-03T03:01:15.310236338</dc:date>
    <meta:editing-duration>PT1H24M38S</meta:editing-duration>
    <meta:editing-cycles>21</meta:editing-cycles>
    <meta:generator>LibreOffice/4.4.1.2$Linux_x86 LibreOffice_project/45e2de17089c24a1fa810c8f975a7171ba4cd432</meta:generator>
    <meta:document-statistic meta:table-count="0" meta:image-count="0" meta:object-count="0" meta:page-count="6" meta:paragraph-count="43" meta:word-count="334" meta:character-count="2137" meta:non-whitespace-character-count="1842"/>
  </office:meta>
</office:document-meta>
</file>